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weight="normal" officeooo:paragraph-rsid="0008b39e" style:font-weight-asian="normal" style:font-weight-complex="normal"/>
    </style:style>
    <style:style style:name="P2" style:family="paragraph" style:parent-style-name="Text_20_body">
      <style:text-properties officeooo:paragraph-rsid="0008b39e"/>
    </style:style>
    <style:style style:name="P3" style:family="paragraph" style:parent-style-name="Text_20_body">
      <style:text-properties officeooo:paragraph-rsid="0008b8a7"/>
    </style:style>
    <style:style style:name="P4" style:family="paragraph" style:parent-style-name="Text_20_body" style:list-style-name="L1">
      <style:text-properties officeooo:paragraph-rsid="0008b8a7"/>
    </style:style>
    <style:style style:name="P5" style:family="paragraph" style:parent-style-name="Text_20_body">
      <style:text-properties officeooo:paragraph-rsid="0008caab"/>
    </style:style>
    <style:style style:name="P6" style:family="paragraph" style:parent-style-name="Text_20_body" style:list-style-name="L2">
      <style:text-properties officeooo:paragraph-rsid="0008caab"/>
    </style:style>
    <style:style style:name="P7" style:family="paragraph" style:parent-style-name="Text_20_body">
      <style:text-properties officeooo:paragraph-rsid="0008f646"/>
    </style:style>
    <style:style style:name="P8" style:family="paragraph" style:parent-style-name="Text_20_body">
      <style:text-properties officeooo:paragraph-rsid="000a6442"/>
    </style:style>
    <style:style style:name="T1" style:family="text">
      <style:text-properties officeooo:rsid="0008b39e"/>
    </style:style>
    <style:style style:name="T2" style:family="text">
      <style:text-properties fo:font-style="italic" officeooo:rsid="0008b39e" style:font-style-asian="italic" style:font-style-complex="italic"/>
    </style:style>
    <style:style style:name="T3" style:family="text">
      <style:text-properties fo:font-style="italic" fo:font-weight="normal" officeooo:rsid="0008f646" style:font-style-asian="italic" style:font-weight-asian="normal" style:font-style-complex="italic" style:font-weight-complex="normal"/>
    </style:style>
    <style:style style:name="T4" style:family="text">
      <style:text-properties fo:font-style="normal" officeooo:rsid="0008b39e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b8a7" style:font-weight-asian="bold" style:font-weight-complex="bold"/>
    </style:style>
    <style:style style:name="T7" style:family="text">
      <style:text-properties fo:font-weight="bold" officeooo:rsid="0008f646" style:font-weight-asian="bold" style:font-weight-complex="bold"/>
    </style:style>
    <style:style style:name="T8" style:family="text">
      <style:text-properties fo:font-weight="bold" officeooo:rsid="0008caab" style:font-weight-asian="bold" style:font-weight-complex="bold"/>
    </style:style>
    <style:style style:name="T9" style:family="text">
      <style:text-properties officeooo:rsid="0008b8a7"/>
    </style:style>
    <style:style style:name="T10" style:family="text">
      <style:text-properties fo:font-weight="normal" officeooo:rsid="0008b8a7" style:font-weight-asian="normal" style:font-weight-complex="normal"/>
    </style:style>
    <style:style style:name="T11" style:family="text">
      <style:text-properties fo:font-weight="normal" officeooo:rsid="0008caab" style:font-weight-asian="normal" style:font-weight-complex="normal"/>
    </style:style>
    <style:style style:name="T12" style:family="text">
      <style:text-properties fo:font-weight="normal" officeooo:rsid="0008f646" style:font-weight-asian="normal" style:font-weight-complex="normal"/>
    </style:style>
    <style:style style:name="T13" style:family="text">
      <style:text-properties fo:font-weight="normal" officeooo:rsid="000a6442" style:font-weight-asian="normal" style:font-weight-complex="normal"/>
    </style:style>
    <style:style style:name="T14" style:family="text">
      <style:text-properties officeooo:rsid="0008caab"/>
    </style:style>
    <style:style style:name="T15" style:family="text">
      <style:text-properties fo:color="#ff0000" officeooo:rsid="0008b8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lobal Health repository: user administration</text:h>
      <text:p text:style-name="Standard"/>
      <text:p text:style-name="Standard">Author:<text:tab/>Fred Riley</text:p>
      <text:p text:style-name="Standard">Updated:<text:tab/><text:date style:data-style-name="N37" text:date-value="2014-03-23T18:40:36.93" text:fixed="true">23/03/14</text:date></text:p>
      <text:p text:style-name="Standard"/>
      <text:p text:style-name="Standard">This document contains information on administering users for the <text:a xlink:type="simple" xlink:href="http://www.nottingham.ac.uk/healthsciences/globalhealth/">Global Health repository</text:a>. <text:span text:style-name="T1">User administration rights are </text:span><text:span text:style-name="T2">only</text:span><text:span text:style-name="T4"> available to logged-in users in the group 'admin'. To access the admin console, </text:span>click on <text:span text:style-name="T5">ADMINISTER | User Admin</text:span> in the left navigation bar.</text:p>
      <text:h text:style-name="P1" text:outline-level="2"><text:span text:style-name="T1">New users</text:span></text:h>
      <text:p text:style-name="P2"><text:span text:style-name="T1">To create a new user, click "Create a new user" at the top of the User Administration form. </text:span><text:span text:style-name="T9">The following fields (labelled in </text:span><text:span text:style-name="T15">red</text:span><text:span text:style-name="T9"> </text:span><text:span text:style-name="T14">on the form</text:span><text:span text:style-name="T9">) are required:</text:span></text:p>
      <text:list xml:id="list3343454313927315250" text:style-name="L1">
        <text:list-item>
          <text:p text:style-name="P4"><text:span text:style-name="T9">First name</text:span></text:p>
        </text:list-item>
        <text:list-item>
          <text:p text:style-name="P4"><text:span text:style-name="T9">Last name</text:span></text:p>
        </text:list-item>
        <text:list-item>
          <text:p text:style-name="P4"><text:span text:style-name="T9">Email </text:span></text:p>
        </text:list-item>
        <text:list-item>
          <text:p text:style-name="P4"><text:span text:style-name="T9">Country</text:span></text:p>
        </text:list-item>
        <text:list-item>
          <text:p text:style-name="P4"><text:span text:style-name="T9">Password</text:span></text:p>
        </text:list-item>
        <text:list-item>
          <text:p text:style-name="P4"><text:span text:style-name="T9">Confirm password</text:span></text:p>
        </text:list-item>
      </text:list>
      <text:p text:style-name="P3"><text:span text:style-name="T9">The most important field is </text:span><text:span text:style-name="T6">email</text:span><text:span text:style-name="T10"> as this is where all notifications will go, including password reset requests by the user ('Forgotten your password?'). </text:span></text:p>
      <text:p text:style-name="P7"><text:span text:style-name="T12">You will need to email the user manually with her username and the password you've given her. </text:span><text:span text:style-name="T3">You should strongly advise her to change her password at the first opportunity, by logging on to the repository and clicking on Profile in the top right corner. </text:span></text:p>
      <text:h text:style-name="Heading_20_2" text:outline-level="2"><text:span text:style-name="T11">Edit</text:span><text:span text:style-name="T13">ing</text:span><text:span text:style-name="T11"> users</text:span></text:h>
      <text:p text:style-name="P5"><text:span text:style-name="T11">Click on </text:span><text:span text:style-name="T7">Action | </text:span><text:span text:style-name="T8">Edit </text:span><text:span text:style-name="T11">by the user's entry in the User Administration Form. This allows you to:</text:span></text:p>
      <text:list xml:id="list3405839372917714670" text:style-name="L2">
        <text:list-item>
          <text:p text:style-name="P6"><text:span text:style-name="T11">change the user's profile information (eg name, email)</text:span></text:p>
        </text:list-item>
        <text:list-item>
          <text:p text:style-name="P6"><text:span text:style-name="T11">add/remove the user to/from a group (members, contributor, admin)</text:span></text:p>
        </text:list-item>
        <text:list-item>
          <text:p text:style-name="P6"><text:span text:style-name="T11">change the user's password. </text:span></text:p>
        </text:list-item>
      </text:list>
      <text:h text:style-name="Heading_20_2" text:outline-level="2"><text:span text:style-name="T11">De/activat</text:span><text:span text:style-name="T12">e</text:span><text:span text:style-name="T11"> users</text:span></text:h>
      <text:p text:style-name="P5"><text:span text:style-name="T11">You can activate or deactivate a user by clicking on the user's status. This is useful if you want to remove a user temporarily but not delete the user record. </text:span></text:p>
      <text:h text:style-name="Heading_20_2" text:outline-level="2"><text:span text:style-name="T12">Delete user</text:span></text:h>
      <text:p text:style-name="P7"><text:span text:style-name="T12">Click on </text:span><text:span text:style-name="T7">Action | Delete</text:span><text:span text:style-name="T12">. You'll get a popup asking you to confirm. </text:span></text:p>
      <text:p text:style-name="P8"><text:span text:style-name="T13">Create group</text:span></text:p>
      <text:p text:style-name="P8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7:08:43.33</meta:creation-date>
    <dc:date>2014-03-23T19:38:46.93</dc:date>
    <meta:editing-duration>PT1H36M46S</meta:editing-duration>
    <meta:editing-cycles>6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24" meta:word-count="259" meta:character-count="1510" meta:non-whitespace-character-count="1278"/>
  </office:meta>
</office:document-meta>
</file>